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2pt" officeooo:rsid="00007a30" officeooo:paragraph-rsid="00007a30" style:font-size-asian="10.5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fo:font-size="12pt" officeooo:rsid="00007a30" officeooo:paragraph-rsid="00007a3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1T00:17:21.710862798</dc:date>
    <meta:editing-duration>PT1M1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4.4.2$Linux_X86_64 LibreOffice_project/f784c932ccfd756d01b70b6bb5e09ff62e1b3285</meta:generator>
  </office:meta>
</office:document-meta>
</file>